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, 'Times New Roman PS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T1" style:family="text"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T2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rco Ottina 795130<text:tab/><text:tab/><text:tab/><text:tab/><text:tab/><text:tab/><text:tab/><text:tab/><text:tab/>A.A. 2019/2020</text:p>
      <text:p text:style-name="Standard"><text:span text:style-name="T2">Davide Sgaramella 938632</text:span><text:span text:style-name="T1"> </text:span></text:p>
      <text:p text:style-name="P2"/>
      <text:p text:style-name="P2"/>
      <text:p text:style-name="P2"/>
      <text:p text:style-name="P1">Università degli Studi di Torino – polo Scienze della Natura</text:p>
      <text:p text:style-name="P1">Laurea Magistrale in Informatica</text:p>
      <text:p text:style-name="P1">Corso: Tecnologie del linguaggio naturale</text:p>
      <text:p text:style-name="P1">Parte di: Luigi Di Caro</text:p>
      <text:p text:style-name="P1"/>
      <text:p text:style-name="P1"/>
      <text:p text:style-name="P1"/>
      <text:p text:style-name="P3">Esercitazione 4</text:p>
      <text:p text:style-name="P4"/>
      <text:p text:style-name="P4"/>
      <text:p text:style-name="P4"/>
      <text:p text:style-name="P4">L'esercitazione consiste nella segmentazione di un documento, ossia la partizione di una sequenza di frasi in sotttosequenze contigue. Si è scelto di non matenere paragrafi cardinalità inferiore a tre (ossia avente solo una o due frasi), unendo tali paragrafi con quello ritenuto migliore tra quelli immediatamente circostanti, qualora esistano.</text:p>
      <text:p text:style-name="P4"/>
      <text:p text:style-name="P4">L'algoritmo si è ispirato al <text:span text:style-name="T3">text tiling</text:span><text:span text:style-name="T4"> ed è articolato in sotto-componenti.</text:span></text:p>
      <text:p text:style-name="P4"><text:span text:style-name="T4"/></text:p>
      <text:p text:style-name="P4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, 'Times New Roman PS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fo:language="de" fo:country="DE" style:font-name-asian="Times New Roman1" style:font-size-asian="12pt" style:language-asian="ja" style:country-asian="JP" style:font-name-complex="Times New Roman1" style:font-size-complex="12pt" style:language-complex="fa" style:country-complex="I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41M35S</meta:editing-duration>
    <meta:editing-cycles>5</meta:editing-cycles>
    <meta:generator>OpenOffice/4.1.7$Win32 OpenOffice.org_project/417m1$Build-9800</meta:generator>
    <dc:date>2020-12-06T18:03:40.09</dc:date>
    <dc:creator>Marco Ottina</dc:creator>
    <meta:document-statistic meta:table-count="0" meta:image-count="0" meta:object-count="0" meta:page-count="1" meta:paragraph-count="9" meta:word-count="95" meta:character-count="660"/>
    <meta:user-defined meta:name="Info 1"/>
    <meta:user-defined meta:name="Info 2"/>
    <meta:user-defined meta:name="Info 3"/>
    <meta:user-defined meta:name="Info 4"/>
  </office:meta>
</office:document-meta>
</file>